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3" style:family="paragraph" style:parent-style-name="_5f_Bekezdés-Normál">
      <style:text-properties fo:language="hu" fo:country="HU"/>
    </style:style>
    <style:style style:name="P4" style:family="paragraph" style:parent-style-name="_5f_Bekezdés-Normál">
      <style:paragraph-properties fo:text-align="justify" style:justify-single-word="false"/>
      <style:text-properties fo:language="hu" fo:country="HU"/>
    </style:style>
    <style:style style:name="P5" style:family="paragraph" style:parent-style-name="_5f_Bekezdés-Normál">
      <style:text-properties fo:language="hu" fo:country="HU"/>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öldvárszky Attila: 3D kataszter</text:p>
      <text:p text:style-name="P1">diplomamunka összefoglaló</text:p>
      <text:p text:style-name="P1"/>
      <text:p text:style-name="P2">Budapesti Műszaki és Gazdaságtudományi Egyetem, Építőmérnöki kar, Általános és Felsőgeodézia Tanszék</text:p>
      <text:p text:style-name="Standard"/>
      <text:p text:style-name="Standard"/>
      <text:p text:style-name="P3">A diplomamunkám célja az volt hogy tekintsem át a 3D kataszterre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P4">Ahhoz, hogy megértsük a problémát, először is a 3D kataszter jelentését kellett tisztázni. Röviden olyan esetetekről van szó, amikor a tulajdonviszonyok térben különülnek el, ellentétben a hagyományos nyilvántartással, ahol a föld felszínét osztották fel ingatlanokra. Ezek a körülmények a <text:s/>nagyvárosok üzleti negyedeiben a fordulnak elő leggyakrabban, ahol felszínen való terjeszkedésnek korlátai vannak. Az ilyen jellegű ingatlanok tömeges megjelenése komoly gondokat okoz mind nyilvántartási, mind gazdasági és mind jogi szinten. Ennek a kihívásnak megpróbálnak ugyan megfelelni az egyes országok, sok helyen kezdődött meg a nyilvántartási rendszer átalakítása, rengeteg cikk és tanulmány jelent meg ebben a témakörben, azonban a mai napig nem történt meg még sehol a teljes 3D kataszter bevezetése.</text:p>
      <text:p text:style-name="P3">Magyarországon szintén sürgetővé vált a helyzet, melyre reagálva megszületett a földmérési törvény módosítása, ami bevezeti a 3D ingatlan-nyilvántartás fogalmát és ingatlannak tekinti többek között a hidakat, aluljárókat, közművezetékeket stb. Egy részről dicséretes, hogy reagált a törvényhozás a tarthatatlan helyzetre, de más részről azt látjuk, hogy teljesen kidolgozatlan és előkészítetlen a törvény.</text:p>
      <text:p text:style-name="P3">Mintegy erre reagálva a feladat műszaki részében mutatok be egy általam tervezett rendszert, mellyel azt igyekeztem bizonyítani, hogy azon felül, hogy szükséges, lehetséges is 3D kataszteri rendszer felállítása, melyhez azonban számtalan problémát kell még megoldani. A feladat megoldásához hagyományos 2D-s ingatlanokat és az új törvény által bevezetett aluljáró-t mint 3D-s ingatlant használtam fel. Példáikon keresztül mutatom be, hogy milyen változtatásokra van szükség az egyes ingatlan típusok 3D-s rendszerbe illesztésekor, illetve milyen nehézségekkel kell szembenézni.</text:p>
      <text:p text:style-name="P3">Legvégső konklúzióként levonhatjuk azt, hogy a jog szintjén és a nyilvántartás szintjén túl változtatásra lesz szükség a megjelenítésben is, hiszen ha térbeli objektumot kívánnánk hagyományos (passzív) vetületen megjeleníteni az óhatatlanul információ vesztéssel jár, tehát a hagyományos papír alapú térkép alkalmazásának elhagyását meg kell fontolni.</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_5f_Bekezdés-Normál" style:display-name="_Bekezdés-Normál" style:family="paragraph" style:list-style-name="" style:class="text" style:master-page-name="">
      <style:paragraph-properties fo:margin="100%" fo:margin-left="0in" fo:margin-right="0in" fo:margin-top="0in" fo:margin-bottom="0in" fo:line-height="150%" fo:text-align="justify" style:justify-single-word="false" fo:keep-together="auto" fo:text-indent="0.1402in" style:auto-text-indent="false" style:page-number="auto" fo:background-color="transparent" style:shadow="none" fo:keep-with-next="auto">
        <style:tab-stops/>
        <style:background-image/>
      </style:paragraph-properties>
      <style:text-properties fo:font-size="12pt" fo:font-weight="normal" style:font-size-asian="10.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945in" fo:margin-bottom="0.7827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1T21:05:04</meta:creation-date>
    <dc:date>2012-12-12T19:50:50</dc:date>
    <meta:editing-duration>PT22H33M50S</meta:editing-duration>
    <meta:editing-cycles>32</meta:editing-cycles>
    <meta:generator>LibreOffice/3.5$Linux_x86 LibreOffice_project/350m1$Build-2</meta:generator>
    <meta:document-statistic meta:table-count="0" meta:image-count="0" meta:object-count="0" meta:page-count="1" meta:paragraph-count="8" meta:word-count="334" meta:character-count="2594" meta:non-whitespace-character-count="2266"/>
  </office:meta>
</office:document-meta>
</file>